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de20" officeooo:paragraph-rsid="001cde2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de20" officeooo:paragraph-rsid="001cde2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de20" officeooo:paragraph-rsid="001e5925" style:font-weight-asian="bold" style:font-weight-complex="bold"/>
    </style:style>
    <style:style style:name="P4" style:family="paragraph" style:parent-style-name="Standard">
      <style:text-properties fo:font-weight="bold" officeooo:rsid="001cde20" officeooo:paragraph-rsid="001e5925" style:font-weight-asian="bold" style:font-weight-complex="bold"/>
    </style:style>
    <style:style style:name="P5" style:family="paragraph" style:parent-style-name="Standard">
      <style:text-properties fo:font-weight="normal" officeooo:rsid="001e5925" officeooo:paragraph-rsid="001e592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ème du compte-rendu « à chaud » du stage</text:p>
      <text:p text:style-name="P1"/>
      <text:p text:style-name="P5">qualité de la langue :<text:tab/><text:tab/><text:tab/><text:tab/><text:tab/><text:tab/><text:tab/><text:tab/><text:tab/><text:tab/><text:tab/>/ 6</text:p>
      <text:p text:style-name="P5"/>
      <text:p text:style-name="P5">structure :</text:p>
      <text:p text:style-name="P5"><text:tab/>introduction (thème, question, annonce des parties)<text:tab/><text:tab/><text:tab/><text:tab/><text:tab/><text:tab/>/ 1</text:p>
      <text:p text:style-name="P5"><text:tab/>texte clairement divisé en parties (paragraphes)<text:tab/><text:tab/><text:tab/><text:tab/><text:tab/><text:tab/>/ 1</text:p>
      <text:p text:style-name="P5"><text:tab/>conclusion (rappel des parties, réponse à la question)<text:tab/><text:tab/><text:tab/><text:tab/><text:tab/>/ 2</text:p>
      <text:p text:style-name="P5"><text:tab/>conclusion : ouverture<text:tab/><text:tab/><text:tab/><text:tab/><text:tab/><text:tab/><text:tab/><text:tab/><text:tab/>/ 1</text:p>
      <text:p text:style-name="P5"/>
      <text:p text:style-name="P5">idées :</text:p>
      <text:p text:style-name="P5"><text:tab/>intérêt de la partie 1<text:tab/><text:tab/><text:tab/><text:tab/><text:tab/><text:tab/><text:tab/><text:tab/><text:tab/><text:tab/>/ 3</text:p>
      <text:p text:style-name="P5"><text:tab/>intérêt de la partie 2<text:tab/><text:tab/><text:tab/><text:tab/><text:tab/><text:tab/><text:tab/><text:tab/><text:tab/><text:tab/>/ 3</text:p>
      <text:p text:style-name="P5"><text:tab/>intérêt de la partie 3<text:tab/><text:tab/><text:tab/><text:tab/><text:tab/><text:tab/><text:tab/><text:tab/><text:tab/><text:tab/>/ 3</text:p>
      <text:p text:style-name="P5"/>
      <text:p text:style-name="P5"/>
      <text:p text:style-name="P5"/>
      <text:p text:style-name="P5"/>
      <text:p text:style-name="P5"/>
      <text:p text:style-name="P3">Barème du compte-rendu « à chaud » du stage</text:p>
      <text:p text:style-name="P4"/>
      <text:p text:style-name="P5">qualité de la langue :<text:tab/><text:tab/><text:tab/><text:tab/><text:tab/><text:tab/><text:tab/><text:tab/><text:tab/><text:tab/><text:tab/>/ 6</text:p>
      <text:p text:style-name="P5"/>
      <text:p text:style-name="P5">structure :</text:p>
      <text:p text:style-name="P5"><text:tab/>introduction (thème, question, annonce des parties)<text:tab/><text:tab/><text:tab/><text:tab/><text:tab/><text:tab/>/ 1</text:p>
      <text:p text:style-name="P5"><text:tab/>texte clairement divisé en parties (paragraphes)<text:tab/><text:tab/><text:tab/><text:tab/><text:tab/><text:tab/>/ 1</text:p>
      <text:p text:style-name="P5"><text:tab/>conclusion (rappel des parties, réponse à la question)<text:tab/><text:tab/><text:tab/><text:tab/><text:tab/>/ 2</text:p>
      <text:p text:style-name="P5"><text:tab/>conclusion : ouverture<text:tab/><text:tab/><text:tab/><text:tab/><text:tab/><text:tab/><text:tab/><text:tab/><text:tab/>/ 1</text:p>
      <text:p text:style-name="P5"/>
      <text:p text:style-name="P5">idées :</text:p>
      <text:p text:style-name="P5"><text:tab/>intérêt de la partie 1<text:tab/><text:tab/><text:tab/><text:tab/><text:tab/><text:tab/><text:tab/><text:tab/><text:tab/><text:tab/>/ 3</text:p>
      <text:p text:style-name="P5"><text:tab/>intérêt de la partie 2<text:tab/><text:tab/><text:tab/><text:tab/><text:tab/><text:tab/><text:tab/><text:tab/><text:tab/><text:tab/>/ 3</text:p>
      <text:p text:style-name="P5"><text:tab/>intérêt de la partie 3<text:tab/><text:tab/><text:tab/><text:tab/><text:tab/><text:tab/><text:tab/><text:tab/><text:tab/><text:tab/>/ 3</text:p>
      <text:p text:style-name="P5"/>
      <text:p text:style-name="P5"/>
      <text:p text:style-name="P5"/>
      <text:p text:style-name="P5"/>
      <text:p text:style-name="P5"/>
      <text:p text:style-name="P3">Barème du compte-rendu « à chaud » du stage</text:p>
      <text:p text:style-name="P4"/>
      <text:p text:style-name="P5">qualité de la langue :<text:tab/><text:tab/><text:tab/><text:tab/><text:tab/><text:tab/><text:tab/><text:tab/><text:tab/><text:tab/><text:tab/>/ 6</text:p>
      <text:p text:style-name="P5"/>
      <text:p text:style-name="P5">structure :</text:p>
      <text:p text:style-name="P5"><text:tab/>introduction (thème, question, annonce des parties)<text:tab/><text:tab/><text:tab/><text:tab/><text:tab/><text:tab/>/ 1</text:p>
      <text:p text:style-name="P5"><text:tab/>texte clairement divisé en parties (paragraphes)<text:tab/><text:tab/><text:tab/><text:tab/><text:tab/><text:tab/>/ 1</text:p>
      <text:p text:style-name="P5"><text:tab/>conclusion (rappel des parties, réponse à la question)<text:tab/><text:tab/><text:tab/><text:tab/><text:tab/>/ 2</text:p>
      <text:p text:style-name="P5"><text:tab/>conclusion : ouverture<text:tab/><text:tab/><text:tab/><text:tab/><text:tab/><text:tab/><text:tab/><text:tab/><text:tab/>/ 1</text:p>
      <text:p text:style-name="P5"/>
      <text:p text:style-name="P5">idées :</text:p>
      <text:p text:style-name="P5"><text:tab/>intérêt de la partie 1<text:tab/><text:tab/><text:tab/><text:tab/><text:tab/><text:tab/><text:tab/><text:tab/><text:tab/><text:tab/>/ 3</text:p>
      <text:p text:style-name="P5"><text:tab/>intérêt de la partie 2<text:tab/><text:tab/><text:tab/><text:tab/><text:tab/><text:tab/><text:tab/><text:tab/><text:tab/><text:tab/>/ 3</text:p>
      <text:p text:style-name="P5"><text:tab/>intérêt de la partie 3<text:tab/><text:tab/><text:tab/><text:tab/><text:tab/><text:tab/><text:tab/><text:tab/><text:tab/><text:tab/>/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7:15:37.342101761</meta:creation-date>
    <dc:date>2021-02-02T17:19:47.326853016</dc:date>
    <meta:editing-duration>PT4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16" meta:character-count="1266" meta:non-whitespace-character-count="885"/>
  </office:meta>
</office:document-meta>
</file>